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margin-left="0.25in" fo:margin-right="0in" fo:text-align="center" style:justify-single-word="false" fo:text-indent="-0.25in" style:auto-text-indent="false">
        <style:tab-stops>
          <style:tab-stop style:position="0in"/>
        </style:tab-stops>
      </style:paragraph-properties>
    </style:style>
    <style:style style:name="P2" style:family="paragraph" style:parent-style-name="Standard">
      <style:paragraph-properties fo:margin-left="0.25in" fo:margin-right="0in" fo:text-align="center" style:justify-single-word="false" fo:text-indent="-0.25in" style:auto-text-indent="false">
        <style:tab-stops>
          <style:tab-stop style:position="0in"/>
        </style:tab-stops>
      </style:paragraph-properties>
      <style:text-properties fo:font-size="16pt" fo:font-weight="bold" style:font-size-asian="16pt" style:font-weight-asian="bold" style:font-size-complex="16pt" style:font-weight-complex="bold"/>
    </style:style>
    <style:style style:name="P3" style:family="paragraph" style:parent-style-name="Standard">
      <style:paragraph-properties>
        <style:tab-stops>
          <style:tab-stop style:position="-0.8126in"/>
          <style:tab-stop style:position="0.25in"/>
        </style:tab-stops>
      </style:paragraph-properties>
    </style:style>
    <style:style style:name="P4" style:family="paragraph" style:parent-style-name="Standard">
      <style:paragraph-properties>
        <style:tab-stops>
          <style:tab-stop style:position="-0.8126in"/>
          <style:tab-stop style:position="0.25in"/>
        </style:tab-stops>
      </style:paragraph-properties>
      <style:text-properties style:font-weight-complex="bold"/>
    </style:style>
    <style:style style:name="P5" style:family="paragraph" style:parent-style-name="Standard">
      <style:paragraph-properties>
        <style:tab-stops>
          <style:tab-stop style:position="-0.8126in"/>
          <style:tab-stop style:position="0.25in"/>
        </style:tab-stops>
      </style:paragraph-properties>
      <style:text-properties fo:font-size="14pt" fo:font-weight="bold" style:font-size-asian="14pt" style:font-weight-asian="bold" style:font-size-complex="14pt" style:font-weight-complex="bold"/>
    </style:style>
    <style:style style:name="P6" style:family="paragraph" style:parent-style-name="Standard" style:list-style-name="WW8Num3">
      <style:paragraph-properties fo:text-align="justify" style:justify-single-word="false">
        <style:tab-stops>
          <style:tab-stop style:position="0.5in"/>
        </style:tab-stops>
      </style:paragraph-properties>
    </style:style>
    <style:style style:name="P7" style:family="paragraph" style:parent-style-name="Standard">
      <style:paragraph-properties fo:text-align="justify" style:justify-single-word="false">
        <style:tab-stops>
          <style:tab-stop style:position="0.5in"/>
        </style:tab-stops>
      </style:paragraph-properties>
      <style:text-properties fo:font-weight="bold" style:font-weight-asian="bold" style:font-weight-complex="bold"/>
    </style:style>
    <style:style style:name="P8" style:family="paragraph" style:parent-style-name="Standard">
      <style:paragraph-properties fo:margin-left="0.25in" fo:margin-right="0in" fo:text-align="justify" style:justify-single-word="false" fo:text-indent="0in" style:auto-text-indent="false">
        <style:tab-stops>
          <style:tab-stop style:position="-2in"/>
          <style:tab-stop style:position="0in"/>
        </style:tab-stops>
      </style:paragraph-properties>
    </style:style>
    <style:style style:name="P9" style:family="paragraph" style:parent-style-name="Standard">
      <style:paragraph-properties fo:margin-left="0.75in" fo:margin-right="0in" fo:text-align="justify" style:justify-single-word="false" fo:text-indent="-0.25in" style:auto-text-indent="false">
        <style:tab-stops>
          <style:tab-stop style:position="0in"/>
        </style:tab-stops>
      </style:paragraph-properties>
      <style:text-properties fo:font-weight="bold" style:font-weight-asian="bold" style:font-weight-complex="bold"/>
    </style:style>
    <style:style style:name="P10" style:family="paragraph" style:parent-style-name="Standard">
      <style:paragraph-properties fo:margin-left="0.5in" fo:margin-right="0in" fo:text-align="justify" style:justify-single-word="false" fo:text-indent="-0.25in" style:auto-text-indent="false">
        <style:tab-stops>
          <style:tab-stop style:position="0.25in"/>
        </style:tab-stops>
      </style:paragraph-properties>
    </style:style>
    <style:style style:name="P11" style:family="paragraph" style:parent-style-name="Standard">
      <style:paragraph-properties fo:margin-left="1in" fo:margin-right="0in" fo:text-align="justify" style:justify-single-word="false" fo:text-indent="-0.25in" style:auto-text-indent="false">
        <style:tab-stops>
          <style:tab-stop style:position="0in"/>
        </style:tab-stops>
      </style:paragraph-properties>
    </style:style>
    <style:style style:name="P12" style:family="paragraph" style:parent-style-name="Standard">
      <style:paragraph-properties fo:margin-left="1in" fo:margin-right="0in" fo:text-align="justify" style:justify-single-word="false" fo:text-indent="-0.25in" style:auto-text-indent="false">
        <style:tab-stops>
          <style:tab-stop style:position="-0.25in"/>
        </style:tab-stops>
      </style:paragraph-properties>
    </style:style>
    <style:style style:name="P13" style:family="paragraph" style:parent-style-name="Standard">
      <style:paragraph-properties fo:margin-left="0.5in" fo:margin-right="0in" fo:text-align="justify" style:justify-single-word="false" fo:text-indent="-0.25in" style:auto-text-indent="false">
        <style:tab-stops>
          <style:tab-stop style:position="0in"/>
        </style:tab-stops>
      </style:paragraph-properties>
    </style:style>
    <style:style style:name="P14" style:family="paragraph" style:parent-style-name="Standard">
      <style:paragraph-properties fo:margin-left="0.25in" fo:margin-right="0in" fo:text-align="justify" style:justify-single-word="false" fo:text-indent="0in" style:auto-text-indent="false">
        <style:tab-stops>
          <style:tab-stop style:position="0.25in"/>
        </style:tab-stops>
      </style:paragraph-properties>
    </style:style>
    <style:style style:name="P15" style:family="paragraph" style:parent-style-name="Standard">
      <style:paragraph-properties fo:text-align="justify" style:justify-single-word="false"/>
    </style:style>
    <style:style style:name="P16" style:family="paragraph" style:parent-style-name="Standard">
      <style:paragraph-properties fo:break-before="page"/>
      <style:text-properties fo:font-weight="bold" style:font-weight-asian="bold" style:font-weight-complex="bold"/>
    </style:style>
    <style:style style:name="P17" style:family="paragraph" style:parent-style-name="Standard" style:list-style-name="WW8Num9">
      <style:paragraph-properties fo:margin-left="0in" fo:margin-right="0in" fo:text-align="justify" style:justify-single-word="false" fo:text-indent="0in" style:auto-text-indent="false">
        <style:tab-stops>
          <style:tab-stop style:position="0.25in"/>
        </style:tab-stops>
      </style:paragraph-properties>
    </style:style>
    <style:style style:name="P18" style:family="paragraph" style:parent-style-name="Standard">
      <style:paragraph-properties fo:margin-left="0.75in" fo:margin-right="0in" fo:text-align="justify" style:justify-single-word="false" fo:text-indent="-0.25in" style:auto-text-indent="false">
        <style:tab-stops>
          <style:tab-stop style:position="0in"/>
        </style:tab-stops>
      </style:paragraph-properties>
      <style:text-properties fo:font-weight="bold" style:font-weight-asian="bold"/>
    </style:style>
    <style:style style:name="P19" style:family="paragraph" style:parent-style-name="Standard" style:list-style-name="WW8Num6">
      <style:paragraph-properties fo:text-align="justify" style:justify-single-word="false"/>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style:font-style-asian="italic" style:font-weight-complex="bold"/>
    </style:style>
    <style:style style:name="T7"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OIDSTONE CONSTRUCT</text:span></text:p>
      <text:p text:style-name="P2"/>
      <text:p text:style-name="P3"><text:span text:style-name="T2">These constructs were created by the Nethril archlich Darkavien Starblade to assist him in his activities over the millennia of his lifespan. Few still exist to this day as the lich himself was reported of arcane lore to have been lost to the planes. <text:s/>They are utter black copies of their former selves and are composed entirely of compressed negative energy. They are stabilized as to not destroy their immediate environment but this has imbued them with a non-dimensional property that puts them outside normal planar boundaries. They do not make any noise while being motile other than when their feet contact the ground but have the capacity to speak through magical assistance. They are inexorably bound to an amulet and sphere that is created in the ritual that perverted their original forms, and the lich kept very close control of their whereabouts and safekeeping resulting in none of their locations being disclosed in common lore.</text:span></text:p>
      <text:p text:style-name="P4"/>
      <text:p text:style-name="P5">Combat</text:p>
      <text:p text:style-name="P4">Voidstone constructs use whatever weapons they are capable of physically using and mentally understanding with their tactics varying widely with the level of their intelligence. Often times however they will be erratic outside implementation of their duties due to their results of their function as a weapon of mass destruction rendering them largely insane. However, should the amulet wearer give a direct order the constructs cannot deviate from it even with their insane status.</text:p>
      <text:p text:style-name="P4"/>
      <text:p text:style-name="P4">CREATING A VOIDSTONE CONSTRUCT</text:p>
      <text:p text:style-name="P4"/>
      <text:p text:style-name="P4">“Voidstone construct” is an applied template that can be added to any living, corporeal creature. (Referred to hereafter as the base creature)</text:p>
      <text:p text:style-name="P3"><text:span text:style-name="T2"><text:tab/>A voidstone construct uses all the base creature’s statistics and special abilities except as noted here.</text:span></text:p>
      <text:p text:style-name="P3"><text:span text:style-name="T3"><text:tab/>Size and Type: </text:span>The Creatures type changes to construct. Size is unchanged as it will retain the exact shape from whence it came.</text:p>
      <text:p text:style-name="P3"><text:tab/><text:span text:style-name="T4">Weight:</text:span> The construct normally has a mass equal to that of x20 its original form, but its weight is offset by the spell that created the construct actively reducing it to x2 the base form. This offset of the construct’s weight will temporarily cease should the construct be immersed in an antimagic field for the spell’s duration effectively rendering the construct unable to support its own weight. This sudden increase in weight obviously can pose a danger to the surface it collapses on. The construct may be able to willfully suppress the magic field however; refer to the <text:span text:style-name="T5">energy sink</text:span> ability.</text:p>
      <text:p text:style-name="P3"><text:span text:style-name="T4"><text:tab/>Hit Dice: <text:s/></text:span>Base creature starts with 1 additional racial HD which is d10 due to its construct type.</text:p>
      <text:p text:style-name="P3"><text:span text:style-name="T4"><text:tab/>Speed: </text:span>As original race, the spell that powers the construct provides an animate force proportional to the increase in mass however flight and swimming is impossible. The construct is too massive for flight and is not buoyant.</text:p>
      <text:p text:style-name="P3"><text:tab/><text:span text:style-name="T4">Armor Class:</text:span> Natural armor bonus improves by +10 as the creature is very difficult to damage being extremely dense negative energy.</text:p>
      <text:p text:style-name="P3"><text:span text:style-name="T4"><text:tab/>Base Attack Bonus: </text:span>The construct has a base attack bonus of its new type. (As cleric)</text:p>
      <text:p text:style-name="P3"><text:tab/><text:span text:style-name="T4">Attack:</text:span> The construct has as many attacks as its base form had for its natural weapons. If the base creature can use weapons, the construct retains this ability. A construct fighting without weapons strikes with its primary natural weapon when making an attack action. When it has a weapon, it usually uses that instead. The construct’s natural weapons are always considered lethal regardless of the base form.</text:p>
      <text:p text:style-name="P3"><text:tab/><text:span text:style-name="T4">Full Attack:</text:span> A construct fighting without weapons uses its natural weapons when making a full attack. If armed with a weapon, it usually uses that for an attack instead substituting natural weapons for any attacks it does not have weapons for on its prerogative.</text:p>
      <text:p text:style-name="P3"><text:tab/><text:span text:style-name="T4">Damage:</text:span> Voidstone constructs have the natural attacks of their base form, increase damage die of these forms by one type up to D8.</text:p>
      <text:p text:style-name="P3"><text:span text:style-name="T4"><text:tab/>Special Attacks: </text:span>The construct </text:p>
      <text:p text:style-name="P3"><text:tab/><text:span text:style-name="T4">Saving Throws:</text:span> No good saving throws regardless of class</text:p>
      <text:p text:style-name="P3"><text:tab/></text:p>
      <text:p text:style-name="P3"><text:tab/><text:span text:style-name="T3">+25 strength, -2 wisdom, -4 charisma, 0 constitution:</text:span> The being is a construct, and thusly has no biology and no constitution. The Voidstone construct is difficult to move smoothly and so the construct’s movement is very awkward and somewhat uncoordinated. Animating the construct is an ongoing levitation spell resulting in enough force to be beyond the increase in mass that the original form had received. Any racial traits not directly related to knowledge do not transfer to the new form. Creatures undergoing this process retain their freewill, outside of the orders of its master, as existing mental capacity is preserved by the spell. </text:p>
      <text:list text:style-name="WW8Num3">
        <text:list-item>
          <text:p text:style-name="P6"><text:span text:style-name="T3">Damage Reduction</text:span>: 25 / positive energy</text:p>
        </text:list-item>
        <text:list-item>
          <text:p text:style-name="P6"><text:span text:style-name="T3">Base attack bonus</text:span> - As class.</text:p>
        </text:list-item>
        <text:list-item>
          <text:p text:style-name="P6"><text:span text:style-name="T3">No arcane spell use</text:span> - Construct cannot directly alter the weave in any fashion, and therefore cannot use or perform spell casting regardless of its free will or mental capacities.</text:p>
        </text:list-item>
        <text:list-item>
          <text:p text:style-name="P6"><text:span text:style-name="T3">Memory - </text:span>Retains any skills, languages, natural weapons, and weapon proficiencies from its previous form but any racial abilities are lost.</text:p>
        </text:list-item>
        <text:list-item>
          <text:p text:style-name="P6"><text:span text:style-name="T3">Darkvision</text:span> 60 ft</text:p>
        </text:list-item>
        <text:list-item>
          <text:p text:style-name="P6"><text:span text:style-name="T3">Immunities: </text:span>The construct is immune to poison, sleep effects, paralysis, stunning, death, necromancy, nonlethal damage, ability drain, ability damage, affects requiring a fort save, fatigue, and exhaustion. The construct does not have a metabolism, let alone any organs or like material other than the singular mass that makes up its existence. Effects requiring the latter such as those listed above simply cannot function. The life force of the original creature is consumed in the process of creating the construct, leaving nothing to affect. The construct does not eat, breathe, age, or other such activities that normally requires an organic form. Critical hits can be made against the metal bindings along its surface.</text:p>
        </text:list-item>
        <text:list-item>
          <text:p text:style-name="P6"><text:span text:style-name="T3">Cannot heal damage</text:span> on its own nor can magical spell or craft skills directly repair its substance. However, direct application of negative energy, although the construct will be effectively immune to the attack, will cause the same amount of die in d4 to be repaired instead of damaged assuming the construct is a valid subject for the energy in the first place. Effects that do not have variable results that channel negative energy will do d4 healing per spell level. </text:p>
        </text:list-item>
      </text:list>
      <text:p text:style-name="P7"/>
      <text:p text:style-name="P8"><text:span text:style-name="T3">Void Cloud </text:span>- The construct is in of itself part weapon of mass destruction. Combined with the correct ritual known and possibly recorded by its creator, and employing the relevant focus stone, the caster can trigger the construct to unleash massive devastation. Once made a target for an active focus of the void the construct unleashes a cloud of voidstone particles that expands to a distance determined by the user of the focus. This cloud can expand for many miles and erodes a spherical crater to maximum range before retreating and reabsorbing all annihilated mass and souls into the construct. The particle cloud looks as a torrent of black fluid and eradicates everything it touches unless a DC 40 will save is made for the duration of the effect. Magical effects protecting against negative energy are not generally sufficient to withstand the torrent, exceptions at DM's discretion.</text:p>
      <text:p text:style-name="P9"><text:tab/></text:p>
      <text:p text:style-name="P10"><text:span text:style-name="T3"><text:tab/>Focus of the Void </text:span></text:p>
      <text:p text:style-name="P11"><text:span text:style-name="T6">Description</text:span><text:span text:style-name="T3"> - </text:span>The artifact is a focus stone and looks like an obsidian sphere with a mosaic of gemstones across its surface. It is 1' wide and has a clearly malevolent aura to it. Each gemstone has glowing runes floating slowly inside the clear interior. Each labels its part in the ritual (in Netherese) but not the order and method of activation. Should a living creature inspect the sphere it results in a painfully loud abyssal chanting audible only to the viewer. The viewer must succeed at a will save vs. DC 10 every round exposed to the chanting or take 2d6 damage and permanently lose 2 wisdom. Those beings reduced to 0 wisdom become Bodaks in service to the archlich in 48 hours. </text:p>
      <text:p text:style-name="P12"><text:span text:style-name="T6">Activation</text:span><text:span text:style-name="T3"> -</text:span> Once the proper order of activating the gemstones is used with their respective command words, the sphere levitates in the air to become a miniature portal to the negative energy plane. Energy is then imbued upon the construct so long as it is within 30' of the orb. The caster and all possessions are protected from the ensuing void cloud and do not risk damage from it. This effect can be used once per 30 days while the artifact recharges, and this time cannot be reduced in any fashion. The caster must determine a range for the effect before casting. This range must be within D3 miles per class level of the caster or the construct, whichever is lowest. </text:p>
      <text:p text:style-name="P13"><text:span text:style-name="T3">Levitation (SP): </text:span>Available at first level, the construct has a constant levitation spell offsetting its massive density reducing the construct to the weight of the base form.</text:p>
      <text:p text:style-name="P14"/>
      <text:p text:style-name="P13"><text:span text:style-name="T3">Planar instability (SP):</text:span> This ability is a property of the material, and is available at first level. The construct has poor attachment to any given plane on which it stands. Due to this should the construct pass through the space where a gate tunnels into another plane there is a 30% chance that the construct punches into the tunnel and gate regardless of it being in a locked or other such status as long as it is active. Should such a locked gate be passed through, any items not present at the construct’s creation are left behind. The spatial tear causes a shockwave doing 1d8 points of damage per HD.</text:p>
      <text:p text:style-name="P14"/>
      <text:p text:style-name="P13"><text:span text:style-name="T3">Conterminous shift (SP):</text:span><text:span text:style-name="T2"> T</text:span>he construct can pull itself to any coterminous plane that it intersects in 4<text:span text:style-name="T7">th</text:span> dimensional space. This is a free action but can only be voluntarily activated once per round per three class levels it has.</text:p>
      <text:p text:style-name="P14"/>
      <text:p text:style-name="P13"><text:span text:style-name="T3">Void strike (SP):</text:span> Once the construct reaches fifth level it can create a temporarily focused extension of itself and is a fearsome weapon. The weapon itself exists simultaneously as matter and energy. The whip of solidified negative energy exists in a multiplanar sink generated by the construct itself. This being the case it will hit anything along any conterminous planes at the same location. Once per day the construct can lash out with this wave of nonexistence. Akin to a sphere of annihilation, it destroys utterly whatever it contacts. Any objects in its path can take a reflex DC 25 to negate. Magical objects if hit make a will save vs. DC 15 to avoid the lash, as the material does tend to bend around the magical field.</text:p>
      <text:p text:style-name="P15"/>
      <text:p text:style-name="P16">Items</text:p>
      <text:p text:style-name="P15"/>
      <text:list text:style-name="WW8Num9">
        <text:list-item>
          <text:p text:style-name="P17"><text:span text:style-name="T3">Void Sickle - </text:span><text:span text:style-name="T2">A</text:span>rtifact Kreen of Darkavien Starblade carries the handle for this sickle. Detect magic spells, or like affects, will only detect the handle as a strongly magical object if the construct has handled the item in the last week. Also during this week handling the object by living beings results in 1d4 negative energy damage per round. Otherwise, the handle just imparts a sense of a minimal enchantment and a dim gray glow. Attuned to the construct upon its construction many years ago the construct forms the blade from one end of what otherwise would just be metal handle with arcane writings upon it. The scythe handle itself is relatively nondescript; a pair of grips is along the extended handle since the weapon requires four hands to use properly and a blade composed of the construct’s material will not appear unless the construct is holding the weapon and actively powering it. The pole itself is adamantine with purple runes adorning the surface of the handle. Analyze dweomer can reveal the nature of the item as an energy focusing apparatus then as a communications method for the construct. One of the powers of this weapon is that it makes the archlich himself aware of the holder’s presence and location as long as the lich is on the same plane. The archlich can choose to talk to the holder for a short sentence if he so desires. Upon successfully striking a given target, the construct can focus any of its targeting abilities onto the victim as a free action. In addition, the construct requires this item to perform its Void Strike ability. The blade itself functions as a keen brilliant energy weapon, but it diminishes light instead of functioning as a torch. For purposes of bypassing damage reduction, treat the weapon blade as magical weapon. The construct can use this weapon to contact its creator as a free action. In addition, the construct can deliver a touch attack for the archlich as would a familiar though this obviously requires the lich to be on the same plane. Being a tool in long contact with the construct itself, the weapon has developed properties of its own that function outside of the construct’s possession. If the weapon is in an intelligent being’s direct possession, it will follow that soul regardless of where the being or soul should be going. Any attempt to relinquish the item intentional or otherwise will only result in it reappearing on the being in question. In any case the sickle will not leave the same non-coterminous plane as the construct and attempts to do so will result in the bearer leaving but the sickle remaining behind. The converse is also true; the construct cannot shift to other than coterminous planes without first retaking possession of the weapon. A soul separated from its body by death or other means causes the artifact to drag the soul back into the material plane as a ghost at the nearest large concentration of positive or negative energy to where it died. The sickle itself will continue to be in the ghost’s possession upon reappearing in the material plane. Resurrections on the body left behind will fail, as the soul is no longer in the outer planes in order for a spell to recall it in this fashion. This entire process is horribly traumatic for the soul and the bearer may have difficulty retaining its own mind. A wish or true resurrection spell will be required to merge the body and soul assuming both are present in a given area. If the body and soul are not both available, using a wish in this manner may require multiple castings as per the spell description.</text:p>
        </text:list-item>
      </text:list>
      <text:p text:style-name="P18">Summary</text:p>
      <text:list text:style-name="WW8Num6">
        <text:list-item>
          <text:p text:style-name="P19">Can contact only the archlich as Sending at will. Though planar requirements still apply.</text:p>
        </text:list-item>
        <text:list-item>
          <text:p text:style-name="P19"><text:s/>Dispel magic 3/day, as 5<text:span text:style-name="T7">th</text:span> level caster</text:p>
        </text:list-item>
        <text:list-item>
          <text:p text:style-name="P19">Recall 1/day, as plane shift spell target self only. Moves directly to any lesser planar anchor the construct has prepared ahead of time on the same plane, or to any greater planar anchor prepared on a different plane. If no planar anchors are active, the ability fails.</text:p>
        </text:list-item>
        <text:list-item>
          <text:p text:style-name="P19">As a keen brilliant energy weapon, except the weapon is negative energy based, and only functions when in possession of the construct.</text:p>
        </text:list-item>
        <text:list-item>
          <text:p text:style-name="P19">Construct may use any one its abilities at will through successfully striking with the weapon.</text:p>
        </text:list-item>
        <text:list-item>
          <text:p text:style-name="P19">Any bearer cannot relinquish its possession of the artifact in life or death unless it is forcibly removed.</text:p>
        </text:list-item>
        <text:list-item>
          <text:p text:style-name="P19">Small Keen Brilliant (Dark) energy sickle 1d4 damage 19-20/x2 critical. Usable only by the construct.</text:p>
        </text:list-item>
      </text:list>
      <text:list text:style-name="WW8Num9" text:continue-numbering="true">
        <text:list-item>
          <text:p text:style-name="P17"><text:span text:style-name="T3">Bandoleer of holding</text:span> - This bandoleer is full of pockets, in X formation across the shoulders. The spots in between are covered in chain mail netting, suitable for tethering belt pouches. This particular bandoleer appears to have pouches made of humanoid skin at close inspection (DC 15) and said skin is currently undead, pulsating occasionally. The pockets themselves are miniature bags of holding, it has 4d4 of the small compartments active at any given time. These have been carved by the construct and are unstable for periods of time as per the construct’s skill. </text:p>
        </text:list-item>
      </text:list>
      <text:p text:style-name="P15"><text:bookmark-start text:name="_1147223109"/><text:bookmark-end text:name="_1147223109"/><text:bookmark-start text:name="_1147001502"/><text:bookmark-end text:name="_1147001502"/><text:bookmark-start text:name="_1146898426"/><text:bookmark-end text:name="_11468984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Times New Roman" style:font-name-complex="Times New Roman"/>
    </style:style>
    <style:style style:name="WW8Num3z2" style:family="text">
      <style:text-properties style:font-name="Wingdings"/>
    </style:style>
    <style:style style:name="WW8Num3z3" style:family="text">
      <style:text-properties style:font-name="Symbol"/>
    </style:style>
    <style:style style:name="WW8Num3z4" style:family="text">
      <style:text-properties style:font-name="Courier New" style:font-name-complex="Courier New"/>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9z0" style:family="text">
      <style:text-properties style:font-name="Times New Roman" style:font-name-complex="Times New Roman"/>
    </style:style>
    <style:style style:name="WW8NumSt2z0" style:family="text">
      <style:text-properties style:font-name="Times New Roman" style:font-name-complex="Times New Roman"/>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5in" text:min-label-width="0.25in"/>
        <style:text-properties style:font-name="Symbol"/>
      </text:list-level-style-bullet>
      <text:list-level-style-bullet text:level="2" text:style-name="WW8Num2z1" style:num-suffix="." text:bullet-char="o">
        <style:list-level-properties text:space-before="1in" text:min-label-width="0.25in"/>
        <style:text-properties style:font-name="Courier New1"/>
      </text:list-level-style-bullet>
      <text:list-level-style-bullet text:level="3" text:style-name="WW8Num2z2" style:num-suffix="." text:bullet-char="">
        <style:list-level-properties text:space-before="1.5in" text:min-label-width="0.25in"/>
        <style:text-properties style:font-name="Wingdings"/>
      </text:list-level-style-bullet>
      <text:list-level-style-bullet text:level="4" text:style-name="WW8Num2z0" style:num-suffix="." text:bullet-char="">
        <style:list-level-properties text:space-before="2in" text:min-label-width="0.25in"/>
        <style:text-properties style:font-name="Symbol"/>
      </text:list-level-style-bullet>
      <text:list-level-style-bullet text:level="5" text:style-name="WW8Num2z1" style:num-suffix="." text:bullet-char="o">
        <style:list-level-properties text:space-before="2.5in" text:min-label-width="0.25in"/>
        <style:text-properties style:font-name="Courier New1"/>
      </text:list-level-style-bullet>
      <text:list-level-style-bullet text:level="6" text:style-name="WW8Num2z2" style:num-suffix="." text:bullet-char="">
        <style:list-level-properties text:space-before="3in" text:min-label-width="0.25in"/>
        <style:text-properties style:font-name="Wingdings"/>
      </text:list-level-style-bullet>
      <text:list-level-style-bullet text:level="7" text:style-name="WW8Num2z0" style:num-suffix="." text:bullet-char="">
        <style:list-level-properties text:space-before="3.5in" text:min-label-width="0.25in"/>
        <style:text-properties style:font-name="Symbol"/>
      </text:list-level-style-bullet>
      <text:list-level-style-bullet text:level="8" text:style-name="WW8Num2z1" style:num-suffix="." text:bullet-char="o">
        <style:list-level-properties text:space-before="4in" text:min-label-width="0.25in"/>
        <style:text-properties style:font-name="Courier New1"/>
      </text:list-level-style-bullet>
      <text:list-level-style-bullet text:level="9" text:style-name="WW8Num2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5in" text:min-label-width="0.25in"/>
        <style:text-properties style:font-name="Times New Roman"/>
      </text:list-level-style-bullet>
      <text:list-level-style-number text:level="2" style:num-suffix=")" style:num-format="a" style:num-letter-sync="true">
        <style:list-level-properties text:space-before="1in" text:min-label-width="0.25in"/>
      </text:list-level-style-number>
      <text:list-level-style-bullet text:level="3" text:style-name="WW8Num3z2" style:num-suffix="." text:bullet-char="">
        <style:list-level-properties text:space-before="1.5in" text:min-label-width="0.25in"/>
        <style:text-properties style:font-name="Wingdings"/>
      </text:list-level-style-bullet>
      <text:list-level-style-bullet text:level="4" text:style-name="WW8Num3z3" style:num-suffix="." text:bullet-char="">
        <style:list-level-properties text:space-before="2in" text:min-label-width="0.25in"/>
        <style:text-properties style:font-name="Symbol"/>
      </text:list-level-style-bullet>
      <text:list-level-style-bullet text:level="5" text:style-name="WW8Num3z4" style:num-suffix="." text:bullet-char="o">
        <style:list-level-properties text:space-before="2.5in" text:min-label-width="0.25in"/>
        <style:text-properties style:font-name="Courier New1"/>
      </text:list-level-style-bullet>
      <text:list-level-style-bullet text:level="6" text:style-name="WW8Num3z2" style:num-suffix="." text:bullet-char="">
        <style:list-level-properties text:space-before="3in" text:min-label-width="0.25in"/>
        <style:text-properties style:font-name="Wingdings"/>
      </text:list-level-style-bullet>
      <text:list-level-style-bullet text:level="7" text:style-name="WW8Num3z3" style:num-suffix="." text:bullet-char="">
        <style:list-level-properties text:space-before="3.5in" text:min-label-width="0.25in"/>
        <style:text-properties style:font-name="Symbol"/>
      </text:list-level-style-bullet>
      <text:list-level-style-bullet text:level="8" text:style-name="WW8Num3z4" style:num-suffix="." text:bullet-char="o">
        <style:list-level-properties text:space-before="4in" text:min-label-width="0.25in"/>
        <style:text-properties style:font-name="Courier New1"/>
      </text:list-level-style-bullet>
      <text:list-level-style-bullet text:level="9" text:style-name="WW8Num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5in" text:min-label-width="0.25in"/>
        <style:text-properties style:font-name="Symbol"/>
      </text:list-level-style-bullet>
      <text:list-level-style-bullet text:level="2" text:style-name="WW8Num4z1" style:num-suffix="." text:bullet-char="o">
        <style:list-level-properties text:space-before="1in" text:min-label-width="0.25in"/>
        <style:text-properties style:font-name="Courier New1"/>
      </text:list-level-style-bullet>
      <text:list-level-style-bullet text:level="3" text:style-name="WW8Num4z2" style:num-suffix="." text:bullet-char="">
        <style:list-level-properties text:space-before="1.5in" text:min-label-width="0.25in"/>
        <style:text-properties style:font-name="Wingdings"/>
      </text:list-level-style-bullet>
      <text:list-level-style-bullet text:level="4" text:style-name="WW8Num4z0" style:num-suffix="." text:bullet-char="">
        <style:list-level-properties text:space-before="2in" text:min-label-width="0.25in"/>
        <style:text-properties style:font-name="Symbol"/>
      </text:list-level-style-bullet>
      <text:list-level-style-bullet text:level="5" text:style-name="WW8Num4z1" style:num-suffix="." text:bullet-char="o">
        <style:list-level-properties text:space-before="2.5in" text:min-label-width="0.25in"/>
        <style:text-properties style:font-name="Courier New1"/>
      </text:list-level-style-bullet>
      <text:list-level-style-bullet text:level="6" text:style-name="WW8Num4z2" style:num-suffix="." text:bullet-char="">
        <style:list-level-properties text:space-before="3in" text:min-label-width="0.25in"/>
        <style:text-properties style:font-name="Wingdings"/>
      </text:list-level-style-bullet>
      <text:list-level-style-bullet text:level="7" text:style-name="WW8Num4z0" style:num-suffix="." text:bullet-char="">
        <style:list-level-properties text:space-before="3.5in" text:min-label-width="0.25in"/>
        <style:text-properties style:font-name="Symbol"/>
      </text:list-level-style-bullet>
      <text:list-level-style-bullet text:level="8" text:style-name="WW8Num4z1" style:num-suffix="." text:bullet-char="o">
        <style:list-level-properties text:space-before="4in" text:min-label-width="0.25in"/>
        <style:text-properties style:font-name="Courier New1"/>
      </text:list-level-style-bullet>
      <text:list-level-style-bullet text:level="9" text:style-name="WW8Num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a" style:num-letter-sync="true"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text:style-name="WW8Num9z0" style:num-suffix="." style:num-format="1" text:start-value="2"/>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5in" fo:margin-bottom="0.75in" fo:margin-left="0.75in" fo:margin-right="0.7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1)</dc:title>
    <meta:initial-creator>Kreen</meta:initial-creator>
    <meta:creation-date>2004-05-17T23:40:00</meta:creation-date>
    <dc:creator>Chris Nelson</dc:creator>
    <dc:date>2006-09-19T01:10:17</dc:date>
    <dc:language>en-US</dc:language>
    <meta:editing-cycles>20</meta:editing-cycles>
    <meta:editing-duration>PT23H5M8S</meta:editing-duration>
    <meta:user-defined meta:name="Info 1"/>
    <meta:user-defined meta:name="Info 2"/>
    <meta:user-defined meta:name="Info 3"/>
    <meta:user-defined meta:name="Info 4"/>
    <meta:document-statistic meta:table-count="0" meta:image-count="0" meta:object-count="0" meta:page-count="5" meta:paragraph-count="47" meta:word-count="2551" meta:character-count="15144"/>
  </office:meta>
</office:document-meta>
</file>